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F55000003C359854622AD8C843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06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20100000F55000003C359854622AD8C843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300" calcext:value-type="currency" table:number-columns-spanned="2" table:number-rows-spanned="2">
            <text:p>$30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Front Range Medical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3-01" calcext:value-type="date">
            <text:p>03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406 Clay St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Westminster, CO 80031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2-06" calcext:value-type="date">
            <text:p>02/06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First day, trash pick up. Parking lot clean up. </text:p>
          </table:table-cell>
          <table:covered-table-cell table:number-columns-repeated="4" table:style-name="ce30"/>
          <table:table-cell table:style-name="ce48" office:value-type="currency" office:currency="USD" office:value="75" calcext:value-type="currency">
            <text:p>$75.00</text:p>
          </table:table-cell>
          <table:table-cell table:style-name="ce41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2-09" calcext:value-type="date">
            <text:p>02/09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39"/>
          <table:table-cell table:style-name="ce49" office:value-type="currency" office:currency="USD" office:value="75" calcext:value-type="currency">
            <text:p>$75.00</text:p>
          </table:table-cell>
          <table:table-cell table:style-name="ce42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2-16" calcext:value-type="date">
            <text:p>02/16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30"/>
          <table:table-cell table:style-name="ce48" office:value-type="currency" office:currency="USD" office:value="75" calcext:value-type="currency">
            <text:p>$75.00</text:p>
          </table:table-cell>
          <table:table-cell table:style-name="ce41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2-23" calcext:value-type="date">
            <text:p>02/23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28"/>
          <table:table-cell table:style-name="ce49" office:value-type="currency" office:currency="USD" office:value="75" calcext:value-type="currency">
            <text:p>$75.00</text:p>
          </table:table-cell>
          <table:table-cell table:style-name="ce42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300" calcext:value-type="currency">
            <text:p>$30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300" calcext:value-type="currency">
            <text:p>$30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5T09:04:52.227000000</meta:creation-date>
    <dc:date>2025-02-23T16:44:32.012000000</dc:date>
    <meta:editing-duration>PT3H4M28S</meta:editing-duration>
    <meta:editing-cycles>51</meta:editing-cycles>
    <meta:generator>LibreOffice/7.0.3.1$Windows_X86_64 LibreOffice_project/d7547858d014d4cf69878db179d326fc3483e082</meta:generator>
    <meta:document-statistic meta:table-count="1" meta:cell-count="65" meta:object-count="1"/>
  </office:meta>
</office:document-meta>
</file>